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ＭＳ 明朝" svg:font-family="'ＭＳ 明朝'" style:font-family-generic="roman"/>
    <style:font-face style:name="FreeSans1" svg:font-family="FreeSans" style:font-family-generic="swiss"/>
    <style:font-face style:name="Courier New" svg:font-family="'Courier New'"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93in" fo:margin-left="-0.075in" table:align="left" style:writing-mode="lr-tb"/>
    </style:style>
    <style:style style:name="Table1.A" style:family="table-column">
      <style:table-column-properties style:column-width="3in"/>
    </style:style>
    <style:style style:name="Table1.B" style:family="table-column">
      <style:table-column-properties style:column-width="3.449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3.5625in" fo:margin-left="0.3514in" table:align="left" style:writing-mode="lr-tb"/>
    </style:style>
    <style:style style:name="Table2.A" style:family="table-column">
      <style:table-column-properties style:column-width="3.5625in"/>
    </style:style>
    <style:style style:name="Table2.1" style:family="table-row">
      <style:table-row-properties style:min-row-height="0.2326in" fo:keep-together="auto"/>
    </style:style>
    <style:style style:name="Table2.A1" style:family="table-cell">
      <style:table-cell-properties style:vertical-align="top" fo:padding-left="0.0486in" fo:padding-right="0.0486in" fo:padding-top="0in" fo:padding-bottom="0in" fo:border="none" style:writing-mode="lr-tb"/>
    </style:style>
    <style:style style:name="P1" style:family="paragraph" style:parent-style-name="EACL_20_Text_20_Indent">
      <style:text-properties style:language-asian="tr" style:country-asian="TR"/>
    </style:style>
    <style:style style:name="P2" style:family="paragraph" style:parent-style-name="EACL_20_Text_20_Indent">
      <style:text-properties fo:font-size="12pt" fo:font-weight="normal" officeooo:rsid="000a234b" officeooo:paragraph-rsid="000a234b" style:font-size-asian="10.5pt" style:font-weight-asian="normal" style:font-size-complex="12pt" style:font-weight-complex="normal"/>
    </style:style>
    <style:style style:name="P3" style:family="paragraph" style:parent-style-name="EACL_20_Text_20_Indent">
      <style:text-properties fo:font-size="12pt" fo:font-weight="normal" officeooo:rsid="000db7d8" officeooo:paragraph-rsid="000db7d8" style:font-size-asian="10.5pt" style:font-weight-asian="normal" style:font-size-complex="12pt" style:font-weight-complex="normal"/>
    </style:style>
    <style:style style:name="P4" style:family="paragraph" style:parent-style-name="EACL_20_Text_20_Indent">
      <style:text-properties fo:font-weight="normal" officeooo:rsid="000a234b" officeooo:paragraph-rsid="000a234b" style:font-weight-asian="normal" style:font-weight-complex="normal"/>
    </style:style>
    <style:style style:name="P5" style:family="paragraph" style:parent-style-name="EACL_20_Text_20_Indent">
      <style:text-properties fo:font-weight="normal" officeooo:rsid="000db7d8" officeooo:paragraph-rsid="000db7d8" style:font-weight-asian="normal" style:font-weight-complex="normal"/>
    </style:style>
    <style:style style:name="P6" style:family="paragraph" style:parent-style-name="EACL_20_Text_20_Indent">
      <style:paragraph-properties fo:margin-left="0in" fo:margin-right="0in" fo:text-indent="0in" style:auto-text-indent="false" style:snap-to-layout-grid="false"/>
      <style:text-properties officeooo:rsid="000db7d8" officeooo:paragraph-rsid="000db7d8"/>
    </style:style>
    <style:style style:name="P7" style:family="paragraph" style:parent-style-name="EACL_20_Email">
      <style:text-properties officeooo:rsid="000539c3" officeooo:paragraph-rsid="000539c3" style:language-asian="tr" style:country-asian="TR"/>
    </style:style>
    <style:style style:name="P8" style:family="paragraph" style:parent-style-name="EACL_20_Text">
      <style:text-properties style:language-asian="tr" style:country-asian="TR"/>
    </style:style>
    <style:style style:name="P9" style:family="paragraph" style:parent-style-name="EACL_20_Text">
      <style:text-properties officeooo:rsid="000613de" officeooo:paragraph-rsid="000db7d8" style:language-asian="tr" style:country-asian="TR"/>
    </style:style>
    <style:style style:name="P10" style:family="paragraph" style:parent-style-name="EACL_20_Text">
      <style:paragraph-properties style:snap-to-layout-grid="false"/>
      <style:text-properties officeooo:rsid="000db7d8" officeooo:paragraph-rsid="000db7d8"/>
    </style:style>
    <style:style style:name="P11" style:family="paragraph" style:parent-style-name="EACL_20_Author">
      <style:text-properties officeooo:rsid="0003f520" officeooo:paragraph-rsid="0003f520" style:language-asian="tr" style:country-asian="TR"/>
    </style:style>
    <style:style style:name="P12" style:family="paragraph" style:parent-style-name="EACL_20_Author">
      <style:text-properties officeooo:rsid="000539c3" officeooo:paragraph-rsid="000539c3" style:language-asian="tr" style:country-asian="TR"/>
    </style:style>
    <style:style style:name="P13" style:family="paragraph" style:parent-style-name="EACL_20_Reference_20_text">
      <style:text-properties officeooo:paragraph-rsid="001795ce"/>
    </style:style>
    <style:style style:name="P14" style:family="paragraph" style:parent-style-name="EACL_20_Abstract_20_Heading" style:list-style-name="">
      <style:paragraph-properties fo:margin-left="0in" fo:margin-right="0in" fo:text-indent="0in" style:auto-text-indent="false"/>
      <style:text-properties fo:language="it" fo:country="IT"/>
    </style:style>
    <style:style style:name="P15" style:family="paragraph" style:parent-style-name="EACL_20_Text_20_Indent" style:list-style-name="WW8Num4">
      <style:text-properties fo:font-size="12pt" fo:font-weight="normal" officeooo:rsid="000a234b" officeooo:paragraph-rsid="000a234b" style:font-size-asian="10.5pt" style:font-weight-asian="normal" style:font-size-complex="12pt" style:font-weight-complex="normal"/>
    </style:style>
    <style:style style:name="P16" style:family="paragraph" style:parent-style-name="EACL_20_Text_20_Indent">
      <style:text-properties fo:font-size="12pt" fo:font-weight="normal" officeooo:rsid="000db7d8" officeooo:paragraph-rsid="000a234b" style:font-size-asian="10.5pt" style:font-weight-asian="normal" style:font-size-complex="12pt" style:font-weight-complex="normal"/>
    </style:style>
    <style:style style:name="P17" style:family="paragraph" style:parent-style-name="EACL_20_Text_20_Indent">
      <style:text-properties fo:font-size="12pt" fo:font-weight="normal" officeooo:rsid="000db7d8" officeooo:paragraph-rsid="000db7d8" style:font-size-asian="12pt" style:font-weight-asian="normal" style:font-size-complex="12pt" style:font-weight-complex="normal"/>
    </style:style>
    <style:style style:name="P18" style:family="paragraph" style:parent-style-name="EACL_20_Text_20_Indent">
      <style:text-properties fo:font-size="12pt" fo:font-weight="normal" officeooo:rsid="0011add9" officeooo:paragraph-rsid="0011add9" style:font-size-asian="12pt" style:font-weight-asian="normal" style:font-size-complex="12pt" style:font-weight-complex="normal"/>
    </style:style>
    <style:style style:name="P19" style:family="paragraph" style:parent-style-name="EACL_20_Text_20_Indent" style:list-style-name="WW8Num4">
      <style:text-properties fo:font-size="12pt" fo:font-weight="normal" officeooo:rsid="000a234b" officeooo:paragraph-rsid="000a234b" style:font-size-asian="12pt" style:font-weight-asian="normal" style:font-size-complex="12pt" style:font-weight-complex="normal"/>
    </style:style>
    <style:style style:name="P20" style:family="paragraph" style:parent-style-name="EACL_20_Text_20_Indent" style:list-style-name="WW8Num4">
      <style:text-properties fo:font-size="12pt" fo:font-weight="bold" officeooo:rsid="0003f520" officeooo:paragraph-rsid="0003f520" style:font-size-asian="10.5pt" style:font-weight-asian="bold" style:font-size-complex="12pt" style:font-weight-complex="bold"/>
    </style:style>
    <style:style style:name="P21" style:family="paragraph" style:parent-style-name="EACL_20_Text_20_Indent">
      <style:text-properties fo:font-size="12pt" officeooo:rsid="000e485a" officeooo:paragraph-rsid="001d29cc" style:font-size-asian="12pt" style:language-asian="tr" style:country-asian="TR" style:font-size-complex="12pt"/>
    </style:style>
    <style:style style:name="P22" style:family="paragraph" style:parent-style-name="EACL_20_Text_20_Indent">
      <style:text-properties fo:font-size="12pt" officeooo:rsid="00201bf0" officeooo:paragraph-rsid="00201bf0" style:font-size-asian="12pt" style:language-asian="tr" style:country-asian="TR" style:font-size-complex="12pt"/>
    </style:style>
    <style:style style:name="P23" style:family="paragraph" style:parent-style-name="EACL_20_Text_20_Indent">
      <style:text-properties fo:font-size="12pt" officeooo:rsid="000613de" officeooo:paragraph-rsid="000613de" style:font-size-asian="12pt" style:language-asian="tr" style:country-asian="TR" style:font-size-complex="12pt"/>
    </style:style>
    <style:style style:name="P24" style:family="paragraph" style:parent-style-name="EACL_20_Text_20_Indent">
      <style:text-properties fo:font-size="12pt" officeooo:rsid="0007df25" officeooo:paragraph-rsid="0007df25" style:font-size-asian="12pt" style:font-size-complex="12pt"/>
    </style:style>
    <style:style style:name="P25" style:family="paragraph" style:parent-style-name="EACL_20_Text_20_Indent">
      <style:text-properties officeooo:rsid="0021e18b" officeooo:paragraph-rsid="0021e18b" style:language-asian="tr" style:country-asian="TR"/>
    </style:style>
    <style:style style:name="P26" style:family="paragraph" style:parent-style-name="EACL_20_Text_20_Indent">
      <style:paragraph-properties fo:margin-left="0in" fo:margin-right="0in" fo:text-indent="0in" style:auto-text-indent="false"/>
      <style:text-properties fo:font-size="12pt" officeooo:rsid="0007df25" officeooo:paragraph-rsid="0025c996" style:font-size-asian="12pt" style:font-size-complex="12pt"/>
    </style:style>
    <style:style style:name="P27" style:family="paragraph" style:parent-style-name="EACL_20_Text_20_Indent">
      <style:paragraph-properties fo:margin-left="0in" fo:margin-right="0in" fo:text-indent="0in" style:auto-text-indent="false"/>
      <style:text-properties fo:font-size="12pt" fo:font-weight="bold" officeooo:rsid="0007df25" officeooo:paragraph-rsid="0025c996" style:font-size-asian="12pt" style:font-weight-asian="bold" style:font-size-complex="12pt" style:font-weight-complex="bold"/>
    </style:style>
    <style:style style:name="P28" style:family="paragraph" style:parent-style-name="EACL_20_Text_20_Indent">
      <style:paragraph-properties fo:margin-left="0in" fo:margin-right="0in" fo:text-indent="0in" style:auto-text-indent="false"/>
      <style:text-properties fo:font-size="12pt" fo:font-weight="bold" officeooo:rsid="002de49c" officeooo:paragraph-rsid="002de49c" style:font-size-asian="10.5pt" style:font-weight-asian="bold" style:font-size-complex="12pt" style:font-weight-complex="bold"/>
    </style:style>
    <style:style style:name="P29" style:family="paragraph" style:parent-style-name="EACL_20_Text_20_Indent">
      <style:paragraph-properties fo:margin-left="0in" fo:margin-right="0in" fo:text-indent="0in" style:auto-text-indent="false"/>
      <style:text-properties fo:font-size="12pt" fo:font-weight="bold" officeooo:rsid="002de49c" officeooo:paragraph-rsid="002fcb82" style:font-size-asian="10.5pt" style:font-weight-asian="bold" style:font-size-complex="12pt" style:font-weight-complex="bold"/>
    </style:style>
    <style:style style:name="P30" style:family="paragraph" style:parent-style-name="EACL_20_Text_20_Indent">
      <style:paragraph-properties fo:margin-left="0in" fo:margin-right="0in" fo:text-indent="0in" style:auto-text-indent="false"/>
      <style:text-properties fo:font-size="12pt" fo:font-weight="bold" officeooo:rsid="002de49c" officeooo:paragraph-rsid="00306037" style:font-size-asian="10.5pt" style:font-weight-asian="bold" style:font-size-complex="12pt" style:font-weight-complex="bold"/>
    </style:style>
    <style:style style:name="P31" style:family="paragraph" style:parent-style-name="EACL_20_Text_20_Indent">
      <style:paragraph-properties fo:margin-left="0in" fo:margin-right="0in" fo:text-indent="0in" style:auto-text-indent="false"/>
      <style:text-properties fo:font-size="12pt" fo:font-weight="normal" officeooo:rsid="0011add9" officeooo:paragraph-rsid="0007df25" style:font-size-asian="12pt" style:font-weight-asian="normal" style:font-size-complex="12pt" style:font-weight-complex="normal"/>
    </style:style>
    <style:style style:name="P32" style:family="paragraph" style:parent-style-name="EACL_20_Text_20_Indent">
      <style:paragraph-properties fo:margin-left="0in" fo:margin-right="0in" fo:text-indent="0in" style:auto-text-indent="false"/>
      <style:text-properties fo:font-size="12pt" fo:font-weight="normal" officeooo:rsid="000a234b" officeooo:paragraph-rsid="0025c996" style:font-size-asian="12pt" style:font-weight-asian="normal" style:font-size-complex="12pt" style:font-weight-complex="normal"/>
    </style:style>
    <style:style style:name="P33" style:family="paragraph" style:parent-style-name="EACL_20_Text_20_Indent" style:list-style-name="WW8Num4">
      <style:paragraph-properties fo:margin-left="0in" fo:margin-right="0in" fo:text-indent="0in" style:auto-text-indent="false"/>
      <style:text-properties fo:font-size="12pt" fo:font-weight="normal" officeooo:rsid="00326ed3" officeooo:paragraph-rsid="00326ed3" style:font-size-asian="10.5pt" style:font-weight-asian="normal" style:font-size-complex="12pt" style:font-weight-complex="normal"/>
    </style:style>
    <style:style style:name="P34" style:family="paragraph" style:parent-style-name="EACL_20_Text_20_Indent">
      <style:paragraph-properties fo:margin-left="0in" fo:margin-right="0in" fo:text-indent="0in" style:auto-text-indent="false"/>
      <style:text-properties fo:font-size="12pt" fo:font-weight="normal" officeooo:rsid="00326ed3" officeooo:paragraph-rsid="00326ed3" style:font-size-asian="10.5pt" style:font-weight-asian="normal" style:font-size-complex="12pt" style:font-weight-complex="normal"/>
    </style:style>
    <style:style style:name="P35" style:family="paragraph" style:parent-style-name="EACL_20_Abstract">
      <style:text-properties fo:font-size="12pt" officeooo:rsid="000e1a1f" officeooo:paragraph-rsid="000e1a1f" style:font-size-asian="12pt" style:language-asian="tr" style:country-asian="TR" style:font-size-complex="12pt"/>
    </style:style>
    <style:style style:name="P36" style:family="paragraph" style:parent-style-name="EACL_20_Title" style:master-page-name="Standard">
      <style:paragraph-properties style:page-number="auto"/>
      <style:text-properties officeooo:rsid="000613de" officeooo:paragraph-rsid="000613de" style:language-asian="tr" style:country-asian="TR"/>
    </style:style>
    <style:style style:name="P37" style:family="paragraph" style:parent-style-name="EACL_20_Reference_20_text">
      <style:text-properties officeooo:paragraph-rsid="001795ce"/>
    </style:style>
    <style:style style:name="P38" style:family="paragraph" style:parent-style-name="EACL_20_Reference_20_text">
      <style:text-properties officeooo:rsid="00197d60"/>
    </style:style>
    <style:style style:name="P39" style:family="paragraph" style:parent-style-name="EACL_20_Email">
      <style:text-properties officeooo:rsid="00277dd5" officeooo:paragraph-rsid="00277dd5" style:language-asian="tr" style:country-asian="TR"/>
    </style:style>
    <style:style style:name="P40" style:family="paragraph" style:parent-style-name="EACL_20_Text" style:list-style-name="WW8Num4">
      <style:text-properties fo:font-size="12pt" fo:font-weight="bold" officeooo:rsid="0003f520" officeooo:paragraph-rsid="0003f520" style:font-size-asian="10.5pt" style:font-weight-asian="bold" style:font-size-complex="12pt" style:font-weight-complex="bold"/>
    </style:style>
    <style:style style:name="P41" style:family="paragraph" style:parent-style-name="EACL_20_Text">
      <style:text-properties fo:font-size="12pt" officeooo:rsid="0007df25" officeooo:paragraph-rsid="0007df25" style:font-size-asian="12pt" style:font-size-complex="12pt"/>
    </style:style>
    <style:style style:name="P42" style:family="paragraph" style:parent-style-name="EACL_20_Section">
      <style:text-properties officeooo:rsid="0003f520" officeooo:paragraph-rsid="0003f520"/>
    </style:style>
    <style:style style:name="T1" style:family="text">
      <style:text-properties officeooo:rsid="000a234b"/>
    </style:style>
    <style:style style:name="T2" style:family="text">
      <style:text-properties officeooo:rsid="000e485a"/>
    </style:style>
    <style:style style:name="T3" style:family="text">
      <style:text-properties fo:font-weight="normal" style:font-weight-asian="normal" style:font-weight-complex="normal"/>
    </style:style>
    <style:style style:name="T4" style:family="text">
      <style:text-properties fo:font-weight="normal" officeooo:rsid="00091d8e" style:font-weight-asian="normal" style:font-weight-complex="normal"/>
    </style:style>
    <style:style style:name="T5" style:family="text">
      <style:text-properties fo:font-weight="normal" officeooo:rsid="0011add9" style:font-weight-asian="normal" style:font-weight-complex="normal"/>
    </style:style>
    <style:style style:name="T6" style:family="text">
      <style:text-properties fo:font-weight="normal" officeooo:rsid="002ecce0" style:font-weight-asian="normal" style:font-weight-complex="normal"/>
    </style:style>
    <style:style style:name="T7" style:family="text">
      <style:text-properties fo:font-weight="normal" officeooo:rsid="002fcb82" style:font-weight-asian="normal" style:font-weight-complex="normal"/>
    </style:style>
    <style:style style:name="T8" style:family="text">
      <style:text-properties fo:font-weight="normal" officeooo:rsid="00306037" style:font-weight-asian="normal" style:font-weight-complex="normal"/>
    </style:style>
    <style:style style:name="T9" style:family="text">
      <style:text-properties fo:font-weight="bold" officeooo:rsid="0011add9" style:font-weight-asian="bold" style:font-weight-complex="bold"/>
    </style:style>
    <style:style style:name="T10" style:family="text">
      <style:text-properties fo:font-weight="bold" officeooo:rsid="0025c996" style:font-weight-asian="bold" style:font-weight-complex="bold"/>
    </style:style>
    <style:style style:name="T11" style:family="text">
      <style:text-properties officeooo:rsid="0012f319"/>
    </style:style>
    <style:style style:name="T12" style:family="text">
      <style:text-properties officeooo:rsid="0013b712"/>
    </style:style>
    <style:style style:name="T13" style:family="text">
      <style:text-properties fo:font-style="italic"/>
    </style:style>
    <style:style style:name="T14" style:family="text">
      <style:text-properties officeooo:rsid="001b5b13"/>
    </style:style>
    <style:style style:name="T15" style:family="text">
      <style:text-properties officeooo:rsid="001d29cc"/>
    </style:style>
    <style:style style:name="T16" style:family="text">
      <style:text-properties officeooo:rsid="0021e18b"/>
    </style:style>
    <style:style style:name="T17" style:family="text">
      <style:text-properties officeooo:rsid="002368a8"/>
    </style:style>
    <style:style style:name="T18" style:family="text">
      <style:text-properties fo:font-size="12pt" style:font-size-asian="12pt" style:font-size-complex="12pt"/>
    </style:style>
    <style:style style:name="T19" style:family="text">
      <style:text-properties fo:font-size="12pt" officeooo:rsid="0026c285" style:font-size-asian="12pt" style:font-size-complex="12pt"/>
    </style:style>
    <style:style style:name="T20" style:family="text">
      <style:text-properties fo:font-size="12pt" officeooo:rsid="00277dd5" style:font-size-asian="12pt" style:font-size-complex="12pt"/>
    </style:style>
    <style:style style:name="T21" style:family="text">
      <style:text-properties fo:font-size="12pt" officeooo:rsid="002835a5" style:font-size-asian="12pt" style:font-size-complex="12pt"/>
    </style:style>
    <style:style style:name="T22" style:family="text">
      <style:text-properties fo:font-size="12pt" officeooo:rsid="0029eb5a" style:font-size-asian="12pt" style:font-size-complex="12pt"/>
    </style:style>
    <style:style style:name="T23" style:family="text">
      <style:text-properties officeooo:rsid="0025c996"/>
    </style:style>
    <style:style style:name="T24" style:family="text">
      <style:text-properties officeooo:rsid="0029eb5a"/>
    </style:style>
    <style:style style:name="Sect1" style:family="section">
      <style:section-properties text:dont-balance-text-columns="true" style:writing-mode="lr-tb" style:editable="false">
        <style:columns fo:column-count="2" fo:column-gap="0.2362in">
          <style:column style:rel-width="32767*" fo:start-indent="0in" fo:end-indent="0.1181in"/>
          <style:column style:rel-width="32768*" fo:start-indent="0.1181in" fo:end-indent="0in"/>
        </style:columns>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arcasm Detection using Reddit Comments</text:p>
      <text:p text:style-name="P8"/>
      <text:p text:style-name="P1"/>
      <table:table table:name="Table1" table:style-name="Table1">
        <table:table-column table:style-name="Table1.A"/>
        <table:table-column table:style-name="Table1.B"/>
        <table:table-row table:style-name="Table1.1">
          <table:table-cell table:style-name="Table1.A1" office:value-type="string">
            <text:p text:style-name="P11">Shawn Davidson</text:p>
            <text:p text:style-name="P7">davidss5@wwu.edu</text:p>
          </table:table-cell>
          <table:table-cell table:style-name="Table1.A1" office:value-type="string">
            <text:p text:style-name="P12">Chris White</text:p>
            <text:p text:style-name="P39">whitec39@wwu.edu</text:p>
          </table:table-cell>
        </table:table-row>
      </table:table>
      <text:p text:style-name="EACL_20_Text"/>
      <table:table table:name="Table2" table:style-name="Table2">
        <table:table-column table:style-name="Table2.A"/>
        <table:table-row table:style-name="Table2.1">
          <table:table-cell table:style-name="Table2.A1" office:value-type="string">
            <text:p text:style-name="P10">Western Washington University</text:p>
            <text:p text:style-name="P6">CSCI 404 – Natural Language Processing</text:p>
            <text:p text:style-name="P6">Fall 2018</text:p>
          </table:table-cell>
        </table:table-row>
      </table:table>
      <text:p text:style-name="EACL_20_Text"><text:s/></text:p>
      <text:section text:style-name="Sect1" text:name="Section1">
        <text:p text:style-name="P14">Abstract</text:p>
        <text:p text:style-name="P35">Detecting sarcasm in an online setting is often very difficult and has been a challenge in natural language processing (NLP) for quite some time. This paper focuses on finding a method to detect sarcasm using <text:span text:style-name="T2">Reddit as a training set. On Reddit, it has become commonplace for users to mark their comments with a “/s” token to indicate that their comment is sarcastic. To build a sarcasm detector, we extracted comments from Reddit, where comments with the “/s” were classified as sarcastic, and those without were marked as non-sarcastic. These comments were then converted to TF-IDF vectors, where each comment was considered to be a document. From these vectors we were then able to build sarcasm classifiers using cosine similarity and naive bayes models. *** Briefly discuss results here ***</text:span></text:p>
        <text:list xml:id="list6431086622732110498" text:style-name="WW8Num4">
          <text:list-item>
            <text:p text:style-name="EACL_20_Section">Introduction</text:p>
          </text:list-item>
        </text:list>
        <text:p text:style-name="P8"><text:s/></text:p>
        <text:p text:style-name="P21">Sarcasm can be extremely difficult to detect in an online setting because someone who is being sarcastic is saying the exact opposite of what they mean, making the context of the statement crucial. <text:span text:style-name="T14">Because sarcasm is so difficult to detect in an online discussion, it often leads to misunderstandings where internet users will take a sarcastic statement literally, leading to a potentially heated <text:s/>disagreement. These disagreements could be avoided altogether if statements which appeared to be sarcastic were marked as such, which is why a sarcasm detector could be extremely useful.</text:span></text:p>
        <text:p text:style-name="P21"><text:span text:style-name="T15">In many previous experiments with online sarcasm detection, Twitter was used as the dataset because many users will mark their posts with “#sarcasm” to indicate sarcasm. While these experiments were fairly successful, Reddit is another source with a lot of potential for detecting sarcasm, as it has <text:s/>a massive user-base (approximately 330 million users) and its own system for marking sarcasm. <text:s/>It has become common for users to mark comments which are intended to be sarcastic with a “/s” token to ensure they get their point across, and while this is not a requirement on Reddit, it occurs often enough to where it has potential to be used as a means of classifying a statement as sarcastic or not. <text:s text:c="2"/></text:span></text:p>
        <text:p text:style-name="P22">Many previous experiments in determining sarcasm used <text:span text:style-name="T16">s</text:span>entiment <text:span text:style-name="T16">a</text:span>nalysis as a means of classifying a statement as sarcastic or not-sarcastic, where the fundamental idea is that <text:span text:style-name="T16">someone making a sarcastic statement will use the opposite sentiment of what they actually mean. While this has provided promising results in the past, there are other methods of classifying which could also be successful. Instead of following a sentiment analysis model, we chose to implement cosine similarity and naive bayes models as our way of identifying sarcasm. </text:span></text:p>
        <text:p text:style-name="P25"><text:span text:style-name="T18">The rest of this paper is organized as follows: Section 2 gives a summary of previous work done in sarcasm detection, Section 3 gives an overview of the data used to build </text:span><text:soft-page-break/><text:span text:style-name="T18">the sarcasm detector, Section 4 gives a description of what features were used to implement the model, Section 5 describes the implementation of the cosine similarity and naive bayes models as well as the experiments done with these models, Section 6 discusses the results of the experiments, Section gives a conclusion with critical analysis of the experiment as well as any future work which may be done in this area</text:span>.</text:p>
        <text:list xml:id="list153224232327695" text:continue-numbering="true" text:style-name="WW8Num4">
          <text:list-item>
            <text:p text:style-name="P42">Related Work</text:p>
          </text:list-item>
        </text:list>
        <text:p text:style-name="P9"><text:s text:c="3"/><text:span text:style-name="T18">Experiments with detecting sarcasm on Czech and English Twitter was done wher</text:span><text:span text:style-name="T19">e tweets were classified using Maximum Entropy</text:span><text:span text:style-name="T20">(MaxEnt)</text:span><text:span text:style-name="T19"> and Support Vector Machine</text:span><text:span text:style-name="T20">(SVM)</text:span><text:span text:style-name="T19"> classifiers. These classifiers were built using a number of features, including: various n-grams, skip-grams, word patterns, Part-of-Speech(POS) tags, and other language features such as the use of punctuation and the use of word-casing. </text:span><text:span text:style-name="T20">Using datasets of 780,000 English and 140,000 Czech tweets, they built their training datasets with the above mentioned features and ran the experiment. With </text:span><text:span text:style-name="T21">Czech, balanced English, and imbalanced English testing sets, they ran the experiment on each feature set with the MaxEnt and SVM classifiers. The balanced and imbalanced English datasets were able to achieve F-measures of 0.947 and 0.924 respectively, where the Czech dataset yielded only an F-measure of 0.582. The experiment overall was succes</text:span><text:span text:style-name="T22">s</text:span><text:span text:style-name="T21">ful ind classifying English tweets and laid the groundwork for classifying sarcasm in Czech.</text:span></text:p>
        <text:p text:style-name="P23">Another experiment was done where <text:span text:style-name="T24">convolutional neural networks(CNNs) <text:s/>were used to identify sarcasm on Twitter. <text:s/>The CNNs were trained using sentiment, emotion, personality, and sarcastic/non-sarcastic classification on the same balanced and imbalanced English datasets as the previously mentioned experiment. Using an SVM classifier as well as the CNN, <text:s/>the classifier performed very well, achieving a maximum F-measure of <text:s/>0.9771 on the balanced English dataset. This experiment was successful in applying deep learning techniques to sarcasm detection and was classify tweets as sarcastic or not-sarcastic with high accuracy.</text:span></text:p>
        <text:list xml:id="list153225497314430" text:continue-numbering="true" text:style-name="WW8Num4">
          <text:list-item>
            <text:p text:style-name="P42">Data</text:p>
          </text:list-item>
        </text:list>
        <text:p text:style-name="P41">For this project, we used Reddit to get a set of sarcastic and non-sarcastic comments.</text:p>
        <text:p text:style-name="P24"/>
        <text:p text:style-name="P26"><text:span text:style-name="T10">3.1 </text:span><text:span text:style-name="T9">Reddit</text:span></text:p>
        <text:p text:style-name="P26"><text:span text:style-name="T9"/></text:p>
        <text:p text:style-name="P26">Reddit i<text:span text:style-name="T1">s a website commonly known as the front page of the internet, where members submit content in the form of: links, text posts, images, and other media. These submissions will appear in different sections of the website known as subreddits. Each subreddit contains submissions specific to a topic, and there are subreddits for practically an topic imaginable. Registered members of the site can respond to these submissions in the form of up-voting, down-voting, or posting a comment. An up-vote indicates that a user likes or agrees with the submission, and a down-vote indicates the opposite. A score is calculated for each submission, where each up-vote gives 1 point and each down-vote gives -1 point, and submissions with the highest scores will appear at the top of their respective subreddit. </text:span></text:p>
        <text:p text:style-name="P24"/>
        <text:p text:style-name="P27"><text:span text:style-name="T23">3. 2 Reddit Dataset</text:span></text:p>
        <text:p text:style-name="P27"><text:span text:style-name="T3"/></text:p>
        <text:p text:style-name="P27"><text:span text:style-name="T3">Using the Python Reddit API Wrapper (PRAW), we extracted user comments from Reddit. Specifically, we extracted data from the subreddit r/Politics because it is a very popular subreddit (~</text:span><text:span text:style-name="T4">4.3 million subscribers</text:span><text:span text:style-name="T3">) </text:span><text:span text:style-name="T4">where, from our observations, <text:s/>it is very common for users to use sarcasm. To build the training dataset, comments were taken from the top 5,000 posts on r/Politics and received (?) non-sarcastic comments and 3,232 sarcastic comments. </text:span><text:span text:style-name="T5">Comments which included a “/s” token were added to a dataset of sarcastic comments, and comments without the “/s” were added to a dataset of non-sarcastic comments.</text:span></text:p>
        <text:p text:style-name="P31"/>
        <text:p text:style-name="P32"><text:span text:style-name="T10">3.3 </text:span><text:span text:style-name="T9">Data Preprocessing</text:span></text:p>
        <text:p text:style-name="P32"><text:span text:style-name="T9"/></text:p>
        <text:p text:style-name="P32"><text:soft-page-break/><text:span text:style-name="T11">After extracting these comments from Reddit, there was some preprocessing to be done</text:span>. <text:span text:style-name="T12">First, all comments were lowercased to ensure we were getting the correct word counts. Then, stopwords, punctuation, and numbers were removed from all comments to ensure all features were significant. It is common for users to post web links in comments, and these links are not significant in determining sarcasm, so any token containing “http” was removed. Comments can sometimes be deleted by the user who posted it or removed by a moderator of the subreddit, and in these cases the comment appears as either “[deleted]” or “[removed]”, these tokens were not added to our dataset because they are not representative. </text:span></text:p>
        <text:p text:style-name="P4"/>
        <text:list xml:id="list153225287196141" text:continue-numbering="true" text:style-name="WW8Num4">
          <text:list-item>
            <text:p text:style-name="P40">Feature Description</text:p>
          </text:list-item>
        </text:list>
        <text:p text:style-name="P17"/>
        <text:p text:style-name="P18">After extracting and preprocessing the data, </text:p>
        <text:list xml:id="list153224932055991" text:continue-numbering="true" text:style-name="WW8Num4">
          <text:list-header>
            <text:p text:style-name="P19"/>
          </text:list-header>
          <text:list-item>
            <text:p text:style-name="P20">System Description</text:p>
          </text:list-item>
        </text:list>
        <text:p text:style-name="P16"/>
        <text:p text:style-name="P28">5.1 Cosine Similarity</text:p>
        <text:p text:style-name="P28"/>
        <text:p text:style-name="P28">5.2 Naive Bayes</text:p>
        <text:p text:style-name="P28"/>
        <text:p text:style-name="P28">5.3 Experiment</text:p>
        <text:p text:style-name="P28"><text:span text:style-name="T3"/></text:p>
        <text:p text:style-name="P29"><text:span text:style-name="T3">From the r/politics subreddit, we collected </text:span><text:span text:style-name="T6">(?) sarcastic comments and (?) non-sarcastic comments. The comments were collected over a week after the training data was extracted to guarantee that there was no overlap of the training and test datasets. </text:span><text:span text:style-name="T7">The experiments for cosine similarity and naive bayes differed in how they classified a comment as sarcastic or not. </text:span></text:p>
        <text:p text:style-name="P30"><text:span text:style-name="T7"><text:s text:c="3"/>With cosine similarity, the TF-IDF vector of each comment from the test data set was compared with each TF-IDF vector from the sarcastic training dataset and the non-sarcastic training dataset, </text:span><text:span text:style-name="T8">where the average of the cosine similarities from the sarcastic and non-sarcastic were calculated. If the sarcastic set had a higher average cosine similarity, that comment was marked sarcastic, otherwise it was marked as non-sarcastic.</text:span></text:p>
        <text:p text:style-name="P30"><text:span text:style-name="T8"><text:s text:c="7"/></text:span><text:span text:style-name="T7"><text:s/></text:span></text:p>
        <text:list xml:id="list153224565365677" text:continue-numbering="true" text:style-name="WW8Num4">
          <text:list-header>
            <text:p text:style-name="P33"><text:s text:c="3"/>Running the experiment for the naive bayes classifier involved simply taking a comment from the testing dataset plugging it into the naive bayes classifier, where it was classified as either sarcastic or non-sarcastic.</text:p>
          </text:list-header>
        </text:list>
        <text:p text:style-name="P34"/>
        <text:p text:style-name="P34"/>
        <text:list xml:id="list153224638082262" text:continue-numbering="true" text:style-name="WW8Num4">
          <text:list-item>
            <text:p text:style-name="P20">Results</text:p>
          </text:list-item>
        </text:list>
        <text:p text:style-name="P2"/>
        <text:p text:style-name="P3">Include a table</text:p>
        <text:p text:style-name="P3"/>
        <text:p text:style-name="P3">Discuss results</text:p>
        <text:list xml:id="list153225387245770" text:continue-numbering="true" text:style-name="WW8Num4">
          <text:list-header>
            <text:p text:style-name="P15"/>
          </text:list-header>
          <text:list-item>
            <text:p text:style-name="P20">Conclusion</text:p>
            <text:p text:style-name="P20"/>
          </text:list-item>
        </text:list>
        <text:p text:style-name="P5">Analysis of the project</text:p>
        <text:p text:style-name="P5"/>
        <text:p text:style-name="P5">Future work</text:p>
        <text:p text:style-name="EACL_20_References_20_Heading">Reference<text:span text:style-name="T17">s</text:span></text:p>
        <text:p text:style-name="P13">Poria, S., Cambria, E., Hazarika, D., &amp; Vij, P. (2016). A deeper look into sarcastic tweets using deep convolutional neural networks. <text:span text:style-name="T13">arXiv preprint arXiv:1610.08815</text:span>.</text:p>
        <text:p text:style-name="P13">Ptáček, T., Habernal, I., &amp; Hong, J. (2014). Sarcasm detection on czech and english twitter. In <text:span text:style-name="T13">Proceedings of COLING 2014, the 25th International Conference on Computational Linguistics: Technical Papers</text:span> (pp. 213-223).</text:p>
        <text:p text:style-name="P13"/>
        <text:section text:style-name="Sect2" text:name="c-p-offscreen-div">
          <text:section text:style-name="Sect2" text:name="copy-target-960911834" text:protected="true">
            <text:section-source xlink:href="http://www.citationmachine.net/bibliographies/392668506?new=true#"/>
            <text:p text:style-name="Standard"><text:soft-page-break/>Ptacek, Tomas, Ivan Habernal, and Jun Hong. “Sarcasm Detection on Czech and English Twitter.” http://www.aclweb.org/anthology/C14-1022. </text:p>
          </text:section>
        </text:section>
        <text:p text:style-name="P3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ＭＳ 明朝" svg:font-family="'ＭＳ 明朝'" style:font-family-generic="roman"/>
    <style:font-face style:name="FreeSans1" svg:font-family="FreeSans" style:font-family-generic="swiss"/>
    <style:font-face style:name="Courier New" svg:font-family="'Courier New'"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PMingLiU" style:font-family-asian="PMingLiU, 新細明體"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ACL_20_Text_20_Indent" style:display-name="EACL Text Indent" style:family="paragraph" style:parent-style-name="Standard">
      <style:paragraph-properties fo:margin-left="0in" fo:margin-right="0in" fo:text-align="justify" style:justify-single-word="false" fo:text-indent="0.1575in" style:auto-text-indent="false"/>
      <style:text-properties fo:font-size="11pt" style:font-name-asian="ＭＳ 明朝" style:font-family-asian="'ＭＳ 明朝'" style:font-family-generic-asian="roman" style:font-size-asian="11pt"/>
    </style:style>
    <style:style style:name="EACL_20_Address" style:display-name="EACL Address" style:family="paragraph" style:parent-style-name="Standard">
      <style:paragraph-properties fo:text-align="center" style:justify-single-word="false"/>
      <style:text-properties fo:font-size="12pt" style:font-name-asian="ＭＳ 明朝" style:font-family-asian="'ＭＳ 明朝'" style:font-family-generic-asian="roman" style:font-size-asian="12pt"/>
    </style:style>
    <style:style style:name="EACL_20_Abstract_20_Heading" style:display-name="EACL Abstract Heading" style:family="paragraph" style:parent-style-name="Standard" style:next-style-name="EACL_20_Abstract" style:list-style-name="WW8Num2">
      <style:paragraph-properties fo:margin-left="0in" fo:margin-right="0in" fo:margin-top="0.1665in" fo:margin-bottom="0.1665in" loext:contextual-spacing="false" fo:text-align="center" style:justify-single-word="false" fo:text-indent="0in" style:auto-text-indent="false"/>
      <style:text-properties fo:font-size="12pt" fo:font-weight="bold" style:font-name-asian="ＭＳ 明朝" style:font-family-asian="'ＭＳ 明朝'" style:font-family-generic-asian="roman" style:font-size-asian="12pt" style:font-weight-asian="bold" style:font-size-complex="13pt"/>
    </style:style>
    <style:style style:name="EACL_20_Abstract" style:display-name="EACL Abstract" style:family="paragraph" style:parent-style-name="Standard">
      <style:paragraph-properties fo:margin-left="0.2362in" fo:margin-right="0.2362in" fo:margin-top="0in" fo:margin-bottom="0.1665in" loext:contextual-spacing="false" fo:text-align="justify" style:justify-single-word="false" fo:text-indent="0in" style:auto-text-indent="false"/>
      <style:text-properties fo:font-size="11pt" style:font-name-asian="ＭＳ 明朝" style:font-family-asian="'ＭＳ 明朝'" style:font-family-generic-asian="roman" style:font-size-asian="11pt"/>
    </style:style>
    <style:style style:name="EACL_20_Title" style:display-name="EACL Title" style:family="paragraph" style:parent-style-name="Standard" style:next-style-name="EACL_20_Author">
      <style:paragraph-properties fo:margin-top="0in" fo:margin-bottom="0.2083in" loext:contextual-spacing="false" fo:text-align="center" style:justify-single-word="false"/>
      <style:text-properties fo:font-size="15pt" fo:font-weight="bold" style:font-name-asian="ＭＳ 明朝" style:font-family-asian="'ＭＳ 明朝'" style:font-family-generic-asian="roman" style:font-size-asian="15pt" style:font-weight-asian="bold" style:font-size-complex="15pt" style:font-weight-complex="bold"/>
    </style:style>
    <style:style style:name="EACL_20_Author" style:display-name="EACL Author" style:family="paragraph" style:parent-style-name="Standard" style:next-style-name="EACL_20_Address">
      <style:paragraph-properties fo:text-align="center" style:justify-single-word="false"/>
      <style:text-properties fo:font-size="12pt" fo:font-weight="bold" style:font-name-asian="ＭＳ 明朝" style:font-family-asian="'ＭＳ 明朝'" style:font-family-generic-asian="roman" style:font-size-asian="12pt" style:font-weight-asian="bold"/>
    </style:style>
    <style:style style:name="EACL_20_Email" style:display-name="EACL Email" style:family="paragraph" style:parent-style-name="Standard">
      <style:paragraph-properties fo:margin-top="0.0417in" fo:margin-bottom="0.0417in" loext:contextual-spacing="false" fo:text-align="center" style:justify-single-word="false"/>
      <style:text-properties style:font-name="Courier New" fo:font-family="'Courier New'" style:font-pitch="variable" fo:font-size="12pt" style:font-size-asian="12pt" style:font-name-complex="Courier New" style:font-family-complex="'Courier New'" style:font-pitch-complex="variable"/>
    </style:style>
    <style:style style:name="EACL_20_Reference_20_text" style:display-name="EACL Reference text" style:family="paragraph" style:parent-style-name="EACL_20_Text_20_Indent">
      <style:paragraph-properties fo:margin-left="0.1575in" fo:margin-right="0in" fo:margin-top="0in" fo:margin-bottom="0.0835in" loext:contextual-spacing="false" fo:text-indent="-0.1575in" style:auto-text-indent="false"/>
      <style:text-properties fo:font-size="10pt" style:font-size-asian="10pt"/>
    </style:style>
    <style:style style:name="EACL_20_Example_20_1st_20_Line" style:display-name="EACL Example 1st Line" style:family="paragraph" style:parent-style-name="Standard" style:next-style-name="EACL_20_Example">
      <style:paragraph-properties fo:margin-left="0.2008in" fo:margin-right="0.2008in" fo:margin-top="0.1528in" fo:margin-bottom="0in" loext:contextual-spacing="false" fo:text-indent="0in" style:auto-text-indent="false"/>
      <style:text-properties style:font-name="Courier New" fo:font-family="'Courier New'" style:font-pitch="variable" fo:font-size="11pt" style:font-size-asian="11pt" style:font-name-complex="Courier New" style:font-family-complex="'Courier New'" style:font-pitch-complex="variable" style:font-size-complex="11pt"/>
    </style:style>
    <style:style style:name="EACL_20_Example_20_Last_20_Line" style:display-name="EACL Example Last Line" style:family="paragraph" style:parent-style-name="EACL_20_Example_20_1st_20_Line" style:next-style-name="Standard">
      <style:paragraph-properties fo:margin-top="0in" fo:margin-bottom="0.1528in" loext:contextual-spacing="false"/>
    </style:style>
    <style:style style:name="EACL_20_List_20_Bulleted" style:display-name="EACL List Bulleted" style:family="paragraph" style:parent-style-name="Standard" style:list-style-name="WW8Num3">
      <style:paragraph-properties fo:margin-left="0.4016in" fo:margin-right="0in" fo:margin-top="0in" fo:margin-bottom="0.0835in" loext:contextual-spacing="false" fo:text-align="justify" style:justify-single-word="false" fo:text-indent="-0.2008in" style:auto-text-indent="false"/>
      <style:text-properties fo:font-size="11pt" style:font-name-asian="ＭＳ 明朝" style:font-family-asian="'ＭＳ 明朝'" style:font-family-generic-asian="roman" style:font-size-asian="11pt" style:font-size-complex="11pt"/>
    </style:style>
    <style:style style:name="EACL_20_List_20_Bulleted_20_1st_20_Line" style:display-name="EACL List Bulleted 1st Line" style:family="paragraph" style:parent-style-name="EACL_20_List_20_Bulleted" style:next-style-name="EACL_20_List_20_Bulleted">
      <style:paragraph-properties fo:margin-top="0.0835in" fo:margin-bottom="0.0835in" loext:contextual-spacing="false"/>
    </style:style>
    <style:style style:name="EACL_20_Text" style:display-name="EACL Text" style:family="paragraph" style:parent-style-name="EACL_20_Text_20_Indent" style:next-style-name="EACL_20_Text_20_Indent">
      <style:paragraph-properties fo:margin-left="0in" fo:margin-right="0in" fo:text-indent="0in" style:auto-text-indent="false"/>
    </style:style>
    <style:style style:name="EACL_20_book_2f_journal_20_title" style:display-name="EACL book/journal title" style:family="paragraph" style:parent-style-name="EACL_20_Reference_20_text">
      <style:text-properties fo:font-size="11pt" fo:font-style="italic" style:font-size-asian="11pt" style:font-style-asian="italic"/>
    </style:style>
    <style:style style:name="EACL_20_Section" style:display-name="EACL Section" style:family="paragraph" style:parent-style-name="Standard" style:next-style-name="EACL_20_Text" style:list-style-name="WW8Num4">
      <style:paragraph-properties fo:margin-left="0.2992in" fo:margin-right="0in" fo:margin-top="0.139in" fo:margin-bottom="0.111in" loext:contextual-spacing="false" fo:text-align="justify" style:justify-single-word="false" fo:text-indent="-0.2992in" style:auto-text-indent="false" fo:keep-with-next="always"/>
      <style:text-properties fo:font-size="12pt" fo:font-weight="bold" style:font-name-asian="ＭＳ 明朝" style:font-family-asian="'ＭＳ 明朝'" style:font-family-generic-asian="roman" style:font-size-asian="12pt" style:font-weight-asian="bold" style:font-size-complex="13pt" style:font-weight-complex="bold"/>
    </style:style>
    <style:style style:name="EACL_20_References_20_Heading" style:display-name="EACL References Heading" style:family="paragraph" style:parent-style-name="Standard" style:next-style-name="EACL_20_Reference_20_text">
      <style:paragraph-properties fo:margin-top="0.1665in" fo:margin-bottom="0.0835in" loext:contextual-spacing="false" fo:text-align="justify" style:justify-single-word="false"/>
      <style:text-properties fo:font-size="12pt" fo:font-weight="bold" style:font-name-asian="ＭＳ 明朝" style:font-family-asian="'ＭＳ 明朝'" style:font-family-generic-asian="roman" style:font-size-asian="12pt" style:font-weight-asian="bold" style:font-size-complex="13pt" style:font-weight-complex="bold"/>
    </style:style>
    <style:style style:name="EACL_20_Subsection" style:display-name="EACL Subsection" style:family="paragraph" style:parent-style-name="EACL_20_Section" style:next-style-name="EACL_20_Text" style:list-style-name="WW8Num4">
      <style:paragraph-properties fo:margin-left="0.4016in" fo:margin-right="0in" fo:margin-top="0.111in" fo:margin-bottom="0.0835in" loext:contextual-spacing="false" fo:text-indent="-0.4016in" style:auto-text-indent="false"/>
      <style:text-properties fo:font-size="11pt" style:font-size-asian="11pt" style:font-size-complex="11pt"/>
    </style:style>
    <style:style style:name="EACL_20_footnote_20_text" style:display-name="EACL footnote text" style:family="paragraph" style:parent-style-name="Standard">
      <style:text-properties fo:font-size="9pt" style:font-size-asian="9pt"/>
    </style:style>
    <style:style style:name="EACL_20_Example" style:display-name="EACL Example" style:family="paragraph" style:parent-style-name="EACL_20_Example_20_1st_20_Line">
      <style:paragraph-properties fo:margin-top="0in" fo:margin-bottom="0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Default_20_Paragraph_20_Font" style:display-name="Default Paragraph Font" style:family="text"/>
    <style:style style:name="EACL_20_Text_20_Indent_20_Char" style:display-name="EACL Text Indent Char" style:family="text">
      <style:text-properties fo:font-size="11pt" fo:language="en" fo:country="US" style:font-name-asian="ＭＳ 明朝" style:font-family-asian="'ＭＳ 明朝'" style:font-family-generic-asian="roman" style:font-size-asian="11pt" style:language-complex="ar" style:country-complex="SA"/>
    </style:style>
    <style:style style:name="Footnote_20_Symbol" style:display-name="Footnote Symbol" style:family="text">
      <style:text-properties style:text-position="super 58%"/>
    </style:style>
    <style:style style:name="EACL_20_Reference_20_text_20_Char" style:display-name="EACL Reference text Char" style:family="text" style:parent-style-name="EACL_20_Text_20_Indent_20_Char"/>
    <style:style style:name="EACL_20_Text_20_Courier" style:display-name="EACL Text Courier" style:family="text">
      <style:text-properties style:font-name="Courier New" fo:font-family="'Courier New'" style:font-pitch="variable" fo:font-size="11pt" fo:language="en" fo:country="US" style:font-name-asian="ＭＳ 明朝" style:font-family-asian="'ＭＳ 明朝'" style:font-family-generic-asian="roman" style:font-size-asian="11pt" style:font-name-complex="Courier New" style:font-family-complex="'Courier New'" style:font-pitch-complex="variable" style:font-size-complex="11pt" style:language-complex="ar" style:country-complex="SA"/>
    </style:style>
    <style:style style:name="EACL_20_Text_20_Char" style:display-name="EACL Text Char" style:family="text" style:parent-style-name="EACL_20_Text_20_Indent_20_Char"/>
    <style:style style:name="EACL_20_book_2f_journal_20_title_20_Char" style:display-name="EACL book/journal title Char" style:family="text">
      <style:text-properties fo:font-size="11pt" fo:language="en" fo:country="US" fo:font-style="italic" style:font-name-asian="ＭＳ 明朝" style:font-family-asian="'ＭＳ 明朝'" style:font-family-generic-asian="roman" style:font-size-asian="11pt" style:font-style-asian="italic" style:language-complex="ar" style:country-complex="SA"/>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ACL-2013 Proceedings</dc:title>
    <meta:creation-date>2018-12-11T15:02:27.805912633</meta:creation-date>
    <dc:date>2018-12-12T15:32:23.988149156</dc:date>
    <meta:editing-cycles>9</meta:editing-cycles>
    <meta:editing-duration>PT1H16M59S</meta:editing-duration>
    <meta:generator>LibreOffice/5.1.6.2$Linux_X86_64 LibreOffice_project/10m0$Build-2</meta:generator>
    <meta:document-statistic meta:table-count="2" meta:image-count="0" meta:object-count="0" meta:page-count="4" meta:paragraph-count="48" meta:word-count="1412" meta:character-count="9102" meta:non-whitespace-character-count="7705"/>
  </office:meta>
</office:document-meta>
</file>